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background-color="transparent" fo:color="#ff0000" fo:font-size="10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2" style:family="text">
      <style:text-properties fo:background-color="transparent" fo:color="#008000" fo:font-size="10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3" style:family="text">
      <style:text-properties fo:background-color="transparent" fo:color="#0000ff" fo:font-size="10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4" style:family="text">
      <style:text-properties fo:background-color="transparent" fo:color="#610000" fo:font-size="10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P1" style:family="paragraph">
      <style:paragraph-properties fo:text-align="center"/>
      <style:text-properties fo:color="#000000" fo:font-family="Sans Serif" fo:font-size="12.000000000000000pt"/>
    </style:style>
    <style:style style:name="P2" style:family="paragraph">
      <style:paragraph-properties fo:text-align="left"/>
      <style:text-properties fo:color="#000000" fo:font-family="Sans Serif" fo:font-size="12.000000000000000pt"/>
    </style:style>
    <style:style style:name="gr1" style:family="graphic">
      <style:graphic-properties draw:fill="none" draw:marker-end="Arrow_20concave" draw:marker-end-center="false" draw:marker-end-width="10.00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gr3" style:family="graphic">
      <style:graphic-properties draw:fill="none" draw:stroke="dash" draw:stroke-dash="dash1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ff" svg:stroke-linecap="butt" svg:stroke-opacity="1" svg:stroke-width="1.219680000000000pt"/>
    </style:style>
    <style:style style:name="gr4" style:family="graphic">
      <style:graphic-properties draw:fill="none" draw:stroke="dash" draw:stroke-dash="dash2" draw:stroke-linejoin="bevel" draw:textarea-horizontal-align="left" draw:textarea-vertical-align="top" fo:margin="0.000000000000000pt" style:wrap="biggest" style:wrap-contour="false" style:wrap-dynamic-threshold="0.000000000000000pt" svg:fill-rule="evenodd" svg:stroke-color="#297f00" svg:stroke-linecap="butt" svg:stroke-opacity="1" svg:stroke-width="1.440000000000000pt"/>
    </style:style>
    <style:style style:name="gr5" style:family="graphic">
      <style:graphic-properties draw:fill="none" draw:stroke="dash" draw:stroke-dash="dash1" draw:stroke-linejoin="bevel" draw:textarea-horizontal-align="left" draw:textarea-vertical-align="top" fo:margin="0.000000000000000pt" style:wrap="biggest" style:wrap-contour="false" style:wrap-dynamic-threshold="0.000000000000000pt" svg:fill-rule="evenodd" svg:stroke-color="#ff0000" svg:stroke-linecap="butt" svg:stroke-opacity="1" svg:stroke-width="1.219680000000000pt"/>
    </style:style>
    <style:style style:name="gr6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8" style:family="graphic">
      <style:graphic-properties draw:fill="none" draw:marker-start="Arrow_20concave" draw:marker-start-center="false" draw:marker-start-width="10.003951740000000pt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9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10" style:family="graphic">
      <style:graphic-properties draw:fill="solid" draw:fill-color="#ffffff" draw:stroke="dash" draw:stroke-dash="dash2" draw:stroke-linejoin="bevel" draw:textarea-horizontal-align="left" draw:textarea-vertical-align="top" fo:margin="0.000000000000000pt" style:wrap="biggest" style:wrap-contour="false" style:wrap-dynamic-threshold="0.000000000000000pt" svg:fill-rule="evenodd" svg:stroke-color="#737373" svg:stroke-linecap="butt" svg:stroke-opacity="1" svg:stroke-width="1.440000000000000pt"/>
    </style:style>
    <style:style style:name="gr11" style:family="graphic">
      <style:graphic-properties draw:fill="none" draw:stroke="dash" draw:stroke-dash="dash2" draw:stroke-linejoin="bevel" draw:textarea-horizontal-align="left" draw:textarea-vertical-align="top" fo:margin="0.000000000000000pt" style:wrap="biggest" style:wrap-contour="false" style:wrap-dynamic-threshold="0.000000000000000pt" svg:fill-rule="evenodd" svg:stroke-color="#737373" svg:stroke-linecap="butt" svg:stroke-opacity="1" svg:stroke-width="1.440000000000000pt"/>
    </style:style>
    <style:style style:name="gr12" style:family="graphic">
      <style:graphic-properties draw:fill="none" draw:marker-end="Symmetric_20Arrow" draw:marker-end-center="false" draw:marker-end-width="10.663951740000000pt" draw:stroke="dash" draw:stroke-dash="dash2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737373" svg:stroke-linecap="butt" svg:stroke-opacity="1" svg:stroke-width="1.440000000000000pt"/>
    </style:style>
    <style:style style:name="gr13" style:family="graphic">
      <style:graphic-properties draw:fill="none" draw:marker-start="Symmetric_20Arrow" draw:marker-start-center="false" draw:marker-start-width="10.663951740000000pt" draw:stroke="dash" draw:stroke-dash="dash2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737373" svg:stroke-linecap="butt" svg:stroke-opacity="1" svg:stroke-width="1.440000000000000pt"/>
    </style:style>
    <style:style style:name="gr14" style:family="graphic">
      <style:graphic-properties draw:fill="none" draw:stroke="dash" draw:stroke-dash="dash3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808080" svg:stroke-linecap="square" svg:stroke-opacity="1" svg:stroke-width="2.16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connector draw:style-name="gr1" xml:id="shape-1" draw:id="shape-1" draw:layer="" draw:type="line" draw:start-shape="shape-2" draw:start-glue-point="4" draw:end-shape="shape-3" draw:end-glue-point="0" svg:d="M0 0L24.1989 90.0852" svg:viewBox="0 0 24 90"/>
        <draw:g draw:style-name="gr2" xml:id="shape-4" draw:id="shape-4" svg:y="96.10657003294pt">
          <draw:ellipse draw:style-name="gr3" xml:id="shape-5" draw:id="shape-5" draw:layer="" svg:width="70.15147594336pt" svg:height="55.27160236891pt" svg:x="172.04221095998pt" svg:y="97.32625003294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3" xml:id="shape-6" draw:id="shape-6" draw:layer="" svg:width="70.15147594336pt" svg:height="55.27160236891pt" svg:x="172.04221095998pt" svg:y="97.32625003294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7" draw:id="shape-7" svg:y="196.00901459122pt">
          <draw:ellipse draw:style-name="gr4" xml:id="shape-8" draw:id="shape-8" draw:layer="" svg:width="128.05083485961pt" svg:height="137.90089907957pt" svg:x="109.61892910510pt" svg:y="197.44901459122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4" xml:id="shape-9" draw:id="shape-9" draw:layer="" svg:width="128.05083485961pt" svg:height="137.90089907957pt" svg:x="109.61892910510pt" svg:y="197.44901459122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10" draw:id="shape-10" svg:y="205.33117393053pt">
          <draw:ellipse draw:style-name="gr5" xml:id="shape-11" draw:id="shape-11" draw:layer="" svg:width="70.15147594336pt" svg:height="55.27160236891pt" svg:x="313.55930644468pt" svg:y="206.5508539305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5" xml:id="shape-12" draw:id="shape-12" draw:layer="" svg:width="70.15147594336pt" svg:height="55.27160236891pt" svg:x="313.55930644468pt" svg:y="206.55085393053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13" draw:id="shape-13" svg:y="117.18671701979pt">
          <draw:ellipse draw:style-name="gr6" xml:id="shape-14" draw:id="shape-14" draw:layer="" svg:width="31.93456051328pt" svg:height="31.93456051328pt" svg:x="298.40187189483pt" svg:y="120.0213675997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7" xml:id="shape-2" draw:id="shape-2" draw:layer="" svg:width="31.93456051328pt" svg:height="31.93456051328pt" svg:x="298.40187189483pt" svg:y="120.02136759979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15" draw:id="shape-15" svg:y="216.38487208792pt">
          <draw:ellipse draw:style-name="gr6" xml:id="shape-16" draw:id="shape-16" draw:layer="" svg:width="31.93456051328pt" svg:height="31.93456051328pt" draw:transform="matrix(0.95935346295 0.28220725207 -0.28220725207 0.95935346295 168.77592794555pt 215.6753250101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7" xml:id="shape-17" draw:id="shape-17" draw:layer="" svg:width="31.93456051328pt" svg:height="31.93456051328pt" draw:transform="matrix(0.95935346295 0.28220725207 -0.28220725207 0.95935346295 168.77592794555pt 215.6753250101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18" draw:id="shape-18" svg:y="263.98783425481pt">
          <draw:ellipse draw:style-name="gr6" xml:id="shape-19" draw:id="shape-19" draw:layer="" svg:width="31.93456051328pt" svg:height="31.93456051328pt" draw:transform="matrix(0.98280374789 -0.18465316986 0.18465316986 0.98280374789 254.03136183858pt 269.7463367696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7" xml:id="shape-20" draw:id="shape-20" draw:layer="" svg:width="31.93456051328pt" svg:height="31.93456051328pt" draw:transform="matrix(0.98280374789 -0.18465316986 0.18465316986 0.98280374789 254.03136183858pt 269.74633676966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" xml:id="shape-21" draw:id="shape-21" draw:layer="" draw:type="line" draw:start-shape="shape-22" draw:start-glue-point="4" draw:end-shape="shape-16" draw:end-glue-point="0" svg:d="M24.2428 -2.84217e-14L0 95.0946" svg:viewBox="0 0 24 95">
          <draw:glue-point draw:id="4" svg:x="50%" svg:y="-50%"/>
        </draw:connector>
        <draw:connector draw:style-name="gr1" xml:id="shape-23" draw:id="shape-23" draw:layer="" draw:type="line" draw:start-shape="shape-24" draw:start-glue-point="4" draw:end-shape="shape-20" draw:end-glue-point="0" svg:d="M5.68434e-14 2.84217e-14L16.0786 70.9487" svg:viewBox="0 0 16 71"/>
        <draw:connector draw:style-name="gr8" xml:id="shape-25" draw:id="shape-25" draw:layer="" draw:type="line" draw:start-shape="shape-3" draw:start-glue-point="0" draw:end-shape="shape-24" draw:end-glue-point="4" svg:d="M85.4226 30.7246L0 0" svg:viewBox="0 0 85 31"/>
        <draw:g draw:style-name="gr2" xml:id="shape-26" draw:id="shape-26" svg:y="177.69095970405pt">
          <draw:ellipse draw:style-name="gr6" xml:id="shape-27" draw:id="shape-27" draw:layer="" svg:width="31.93456051328pt" svg:height="31.93456051328pt" draw:transform="matrix(0.89147553012 -0.45306884597 0.45306884597 0.89147553012 231.50448704532pt 188.62985883717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7" xml:id="shape-24" draw:id="shape-24" draw:layer="" svg:width="31.93456051328pt" svg:height="31.93456051328pt" draw:transform="matrix(0.89147553012 -0.45306884597 0.45306884597 0.89147553012 231.50448704532pt 188.62985883717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28" draw:id="shape-28" svg:y="219.75290412213pt">
          <draw:ellipse draw:style-name="gr6" xml:id="shape-3" draw:id="shape-3" draw:layer="" svg:width="31.93456051328pt" svg:height="31.93456051328pt" draw:transform="matrix(0.66281153149 -0.74878626705 0.74878626705 0.66281153149 328.48477244126pt 238.529940278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7" xml:id="shape-29" draw:id="shape-29" draw:layer="" svg:width="31.93456051328pt" svg:height="31.93456051328pt" draw:transform="matrix(0.66281153149 -0.74878626705 0.74878626705 0.66281153149 328.48477244126pt 238.5299402780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" xml:id="shape-30" draw:id="shape-30" draw:layer="" draw:type="line" draw:start-shape="shape-22" draw:start-glue-point="4" draw:end-shape="shape-24" draw:end-glue-point="0" svg:d="M2.84217e-14 -2.84217e-14L37.402 56.3087" svg:viewBox="0 0 37 56">
          <draw:glue-point draw:id="4" svg:x="-50%" svg:y="50%"/>
        </draw:connector>
        <draw:connector draw:style-name="gr8" xml:id="shape-31" draw:id="shape-31" draw:layer="" draw:type="line" draw:start-shape="shape-2" draw:start-glue-point="3" draw:end-shape="shape-22" draw:end-glue-point="4" svg:d="M90.0649 10.9018L2.84217e-14 -2.84217e-14" svg:viewBox="0 0 90 11">
          <draw:glue-point draw:id="4" svg:x="-50%" svg:y="0%"/>
        </draw:connector>
        <draw:g draw:style-name="gr2" xml:id="shape-32" draw:id="shape-32" svg:y="105.78492563956pt">
          <draw:ellipse draw:style-name="gr6" xml:id="shape-22" draw:id="shape-22" draw:layer="" svg:width="31.93456051328pt" svg:height="31.93456051328pt" svg:x="191.86966658124pt" svg:y="108.6195762195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7" xml:id="shape-33" draw:id="shape-33" draw:layer="" svg:width="31.93456051328pt" svg:height="31.93456051328pt" svg:x="191.86966658124pt" svg:y="108.61957621956pt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frame draw:style-name="gr9" xml:id="shape-34" draw:id="shape-34" draw:layer="" svg:width="60.89130608709pt" svg:height="27.31154170082pt" svg:x="331.32034194443pt" svg:y="178.64434653490pt">
          <draw:text-box>
            <text:p text:style-name="P1"><text:span text:style-name="T1">Terminal</text:span></text:p>
            <text:p text:style-name="P1"><text:span text:style-name="T1">Node</text:span></text:p>
          </draw:text-box>
          <draw:glue-point draw:id="4" svg:x="0.50000000000pt" svg:y="0.50000000000pt" draw:align="center"/>
        </draw:frame>
        <draw:frame draw:style-name="gr9" xml:id="shape-35" draw:id="shape-35" draw:layer="" svg:width="60.89130608709pt" svg:height="27.31154170082pt" svg:x="120.88715179053pt" svg:y="171.92839365765pt">
          <draw:text-box>
            <text:p text:style-name="P1"><text:span text:style-name="T2">Generator</text:span></text:p>
            <text:p text:style-name="P1"><text:span text:style-name="T2">Node</text:span></text:p>
          </draw:text-box>
          <draw:glue-point draw:id="4" svg:x="0.50000000000pt" svg:y="0.50000000000pt" draw:align="center"/>
        </draw:frame>
        <draw:frame draw:style-name="gr9" xml:id="shape-36" draw:id="shape-36" draw:layer="" svg:width="81.93462510248pt" svg:height="27.31154170082pt" svg:x="215.35822226388pt" svg:y="85.06873644519pt">
          <draw:text-box>
            <text:p text:style-name="P1"><text:span text:style-name="T3">Non-Terminal</text:span></text:p>
            <text:p text:style-name="P1"><text:span text:style-name="T3">Node</text:span></text:p>
          </draw:text-box>
          <draw:glue-point draw:id="4" svg:x="0.50000000000pt" svg:y="0.50000000000pt" draw:align="center"/>
        </draw:frame>
        <draw:g draw:style-name="gr2" xml:id="shape-37" draw:id="shape-37" svg:y="283.41555618400pt">
          <draw:ellipse draw:style-name="gr10" xml:id="shape-38" draw:id="shape-38" draw:layer="" svg:width="18.31342824213pt" svg:height="18.31342824213pt" draw:transform="matrix(0.57849135285 0.81568851572 -0.81568851572 0.57849135285 180.72825978932pt 281.4832551758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1" xml:id="shape-39" draw:id="shape-39" draw:layer="" svg:width="18.31342824213pt" svg:height="18.31342824213pt" draw:transform="matrix(0.57849135285 0.81568851572 -0.81568851572 0.57849135285 180.72825978932pt 281.4832551758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2" xml:id="shape-40" draw:id="shape-40" draw:layer="" draw:type="line" draw:start-shape="shape-41" draw:start-glue-point="4" draw:end-shape="shape-39" draw:end-glue-point="0" svg:d="M27.0959 0L0 12.7141" svg:viewBox="0 0 27 13"/>
        <draw:connector draw:style-name="gr13" xml:id="shape-42" draw:id="shape-42" draw:layer="" draw:type="line" draw:start-shape="shape-43" draw:start-glue-point="0" draw:end-shape="shape-41" draw:end-glue-point="4" svg:d="M0 25.1426L7.13202 0" svg:viewBox="0 0 7 25"/>
        <draw:g draw:style-name="gr2" xml:id="shape-44" draw:id="shape-44" svg:y="265.86037490272pt">
          <draw:ellipse draw:style-name="gr10" xml:id="shape-45" draw:id="shape-45" draw:layer="" svg:width="18.31342824213pt" svg:height="18.31342824213pt" draw:transform="matrix(0.89147553012 -0.45306884597 0.45306884597 0.89147553012 200.13733934215pt 272.0045865216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1" xml:id="shape-41" draw:id="shape-41" draw:layer="" svg:width="18.31342824213pt" svg:height="18.31342824213pt" draw:transform="matrix(0.89147553012 -0.45306884597 0.45306884597 0.89147553012 200.13733934215pt 272.0045865216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46" draw:id="shape-46" svg:y="299.33913876677pt">
          <draw:ellipse draw:style-name="gr10" xml:id="shape-43" draw:id="shape-43" draw:layer="" svg:width="18.31342824213pt" svg:height="18.31342824213pt" draw:transform="matrix(0.95263542247 0.30411470180 -0.30411470180 0.95263542247 197.26619013476pt 298.5960531282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1" xml:id="shape-47" draw:id="shape-47" draw:layer="" svg:width="18.31342824213pt" svg:height="18.31342824213pt" draw:transform="matrix(0.95263542247 0.30411470180 -0.30411470180 0.95263542247 197.26619013477pt 298.59605312824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connector draw:style-name="gr13" xml:id="shape-48" draw:id="shape-48" draw:layer="" draw:type="line" draw:start-shape="shape-49" draw:start-glue-point="0" draw:end-shape="shape-50" draw:end-glue-point="4" svg:d="M7.96796 24.1058L0 0" svg:viewBox="0 0 8 24"/>
        <draw:g draw:style-name="gr2" xml:id="shape-51" draw:id="shape-51" svg:y="252.42846914822pt">
          <draw:ellipse draw:style-name="gr10" xml:id="shape-52" draw:id="shape-52" draw:layer="" svg:width="18.31342824213pt" svg:height="18.31342824213pt" draw:transform="matrix(0.89147553012 -0.45306884597 0.45306884597 0.89147553012 115.51633308878pt 258.5726807671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1" xml:id="shape-50" draw:id="shape-50" draw:layer="" svg:width="18.31342824213pt" svg:height="18.31342824213pt" draw:transform="matrix(0.89147553012 -0.45306884597 0.45306884597 0.89147553012 115.51633308878pt 258.57268076713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g draw:style-name="gr2" xml:id="shape-53" draw:id="shape-53" svg:y="285.10062687026pt">
          <draw:ellipse draw:style-name="gr10" xml:id="shape-49" draw:id="shape-49" draw:layer="" svg:width="18.31342824213pt" svg:height="18.31342824213pt" draw:transform="matrix(0.91917421010 -0.39385120476 0.39385120476 0.91917421010 128.05155357186pt 290.5184258267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ellipse draw:style-name="gr11" xml:id="shape-54" draw:id="shape-54" draw:layer="" svg:width="18.31342824213pt" svg:height="18.31342824213pt" draw:transform="matrix(0.91917421010 -0.39385120476 0.39385120476 0.91917421010 128.05155357186pt 290.51842582672pt)" draw:kind="full">
            <draw:glue-point draw:id="4" svg:x="0.50000000000pt" svg:y="0.50000000000pt" draw:align="center"/>
            <draw:glue-point draw:id="5" svg:x="0.50000000000pt" svg:y="0.50000000000pt" draw:align="center"/>
          </draw:ellipse>
          <draw:glue-point draw:id="4" svg:x="0%" svg:y="50%"/>
          <draw:glue-point draw:id="5" svg:x="0%" svg:y="-50%"/>
          <draw:glue-point draw:id="6" svg:x="-50%" svg:y="0%"/>
          <draw:glue-point draw:id="7" svg:x="50%" svg:y="0%"/>
          <draw:glue-point draw:id="8" svg:x="0%" svg:y="50%"/>
          <draw:glue-point draw:id="9" svg:x="0%" svg:y="-50%"/>
          <draw:glue-point draw:id="10" svg:x="-50%" svg:y="0%"/>
          <draw:glue-point draw:id="11" svg:x="50%" svg:y="0%"/>
          <draw:glue-point draw:id="12" svg:x="0%" svg:y="0%"/>
        </draw:g>
        <draw:path draw:style-name="gr14" xml:id="shape-55" draw:id="shape-55" draw:layer="" svg:width="17.93550523718pt" svg:height="17.02745836774pt" svg:x="143.72139157319pt" svg:y="253.86301876013pt" svg:viewBox="0 0 18 17" svg:d="M17.9355 0L0 17.0275" calligra:nodeTypes="cc">
          <draw:glue-point draw:id="4" svg:x="0.50000000000pt" svg:y="0.50000000000pt" draw:align="center"/>
        </draw:path>
        <draw:path draw:style-name="gr14" xml:id="shape-56" draw:id="shape-56" draw:layer="" svg:width="8.11872067067pt" svg:height="14.55356838564pt" svg:x="184.91256922034pt" svg:y="256.54939991103pt" svg:viewBox="0 0 8 15" svg:d="M0 0L8.11872 14.5536" calligra:nodeTypes="cc">
          <draw:glue-point draw:id="4" svg:x="0.50000000000pt" svg:y="0.50000000000pt" draw:align="center"/>
        </draw:path>
        <draw:frame draw:style-name="gr9" xml:id="shape-57" draw:id="shape-57" draw:layer="" svg:width="60.89130608709pt" svg:height="46.53786004099pt" svg:x="388.14865906138pt" svg:y="167.27868311151pt">
          <draw:text-box>
            <text:p text:style-name="P2"><text:span text:style-name="T4">- UINT16</text:span></text:p>
            <text:p text:style-name="P2"><text:span text:style-name="T4">- String</text:span></text:p>
            <text:p text:style-name="P2"><text:span text:style-name="T4">- BitField</text:span></text:p>
            <text:p text:style-name="P2"><text:span text:style-name="T4">- ...</text:span>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draw:stroke-dash draw:name="dash1" draw:distance="2.439360000000000pt" draw:dots1="1" draw:dots1-length="4.878720000000000pt" draw:style="rect"/>
    <draw:stroke-dash draw:name="dash2" draw:distance="2.880000000000000pt" draw:dots1="1" draw:dots1-length="5.760000000000000pt" draw:style="rect"/>
    <draw:stroke-dash draw:name="dash3" draw:distance="4.320000000000000pt" draw:dots1="1" draw:dots1-length="2.160000000000000pt" draw:style="rect"/>
    <draw:marker draw:name="Arrow_20concave" draw:display-name="Arrow concave" svg:d="M1013 1491l118 89-567-1580-564 1580 114-85 136-68 148-46 161-17 161 13 153 46z" svg:viewBox="0 0 1131 1580"/>
    <draw:marker draw:name="Symmetric_20Arrow" draw:display-name="Symmetric Arrow" svg:d="M564 0l-564 902h1131z" svg:viewBox="0 0 1131 902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2</meta:generator>
    <dc:title/>
    <meta:initial-creator>Unknown</meta:initial-creator>
    <meta:editing-cycles>20</meta:editing-cycles>
    <dc:date>2015-05-28T18:04:42</dc:date>
    <meta:creation-date>2013-01-19T15:30:17</meta:creation-date>
    <dc:creator>Eric Lacombe</dc:creator>
  </office:meta>
</office:document-meta>
</file>